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Assets" table:style-name="ta1">
        <table:table-row>
          <table:table-cell office:value-type="string">
            <text:p>Gerätetyp</text:p>
          </table:table-cell>
          <table:table-cell office:value-type="string">
            <text:p>Typ</text:p>
          </table:table-cell>
          <table:table-cell office:value-type="string">
            <text:p>Asset-ID</text:p>
          </table:table-cell>
          <table:table-cell office:value-type="string">
            <text:p>Seriennummer</text:p>
          </table:table-cell>
          <table:table-cell office:value-type="string">
            <text:p>Zugewiesen</text:p>
          </table:table-cell>
          <table:table-cell office:value-type="string">
            <text:p>Verwaltet von</text:p>
          </table:table-cell>
          <table:table-cell office:value-type="string">
            <text:p>Kostenstelle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3</text:p>
          </table:table-cell>
          <table:table-cell office:value-type="string">
            <text:p>P0495784</text:p>
          </table:table-cell>
          <table:table-cell office:value-type="string">
            <text:p>HC44TK2HQP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3</text:p>
          </table:table-cell>
          <table:table-cell office:value-type="string">
            <text:p>P0505729</text:p>
          </table:table-cell>
          <table:table-cell office:value-type="string">
            <text:p>SLR4D3HX7MW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12798</text:p>
          </table:table-cell>
          <table:table-cell office:value-type="string">
            <text:p>SV97W2P192X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28960</text:p>
          </table:table-cell>
          <table:table-cell office:value-type="string">
            <text:p>DG3JR9GWYV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31706</text:p>
          </table:table-cell>
          <table:table-cell office:value-type="string">
            <text:p>DY4F2T6NCP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5</text:p>
          </table:table-cell>
          <table:table-cell office:value-type="string">
            <text:p>P0536151</text:p>
          </table:table-cell>
          <table:table-cell office:value-type="string">
            <text:p>KY71G79LXP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5</text:p>
          </table:table-cell>
          <table:table-cell office:value-type="string">
            <text:p>P0536349</text:p>
          </table:table-cell>
          <table:table-cell office:value-type="string">
            <text:p>GY14VX7RHY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5</text:p>
          </table:table-cell>
          <table:table-cell office:value-type="string">
            <text:p>P0536431</text:p>
          </table:table-cell>
          <table:table-cell office:value-type="string">
            <text:p>KF9R6KFHKN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5</text:p>
          </table:table-cell>
          <table:table-cell office:value-type="string">
            <text:p>P0548915</text:p>
          </table:table-cell>
          <table:table-cell office:value-type="string">
            <text:p>J14DGQ3HH7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49052</text:p>
          </table:table-cell>
          <table:table-cell office:value-type="string">
            <text:p>GFN02T9GPR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51963</text:p>
          </table:table-cell>
          <table:table-cell office:value-type="string">
            <text:p>SDXL7V0R473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56507</text:p>
          </table:table-cell>
          <table:table-cell office:value-type="string">
            <text:p>CP9JYW2NMC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59354</text:p>
          </table:table-cell>
          <table:table-cell office:value-type="string">
            <text:p>SGX7Y6N6TFY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5</text:p>
          </table:table-cell>
          <table:table-cell office:value-type="string">
            <text:p>P0559953</text:p>
          </table:table-cell>
          <table:table-cell office:value-type="string">
            <text:p>SLNXK4L232M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61826</text:p>
          </table:table-cell>
          <table:table-cell office:value-type="string">
            <text:p>SH6MK7RVCXN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5</text:p>
          </table:table-cell>
          <table:table-cell office:value-type="string">
            <text:p>P0569262</text:p>
          </table:table-cell>
          <table:table-cell office:value-type="string">
            <text:p>SGJYV61T6KD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1284</text:p>
          </table:table-cell>
          <table:table-cell office:value-type="string">
            <text:p>SF9MXXGF6Y3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1286</text:p>
          </table:table-cell>
          <table:table-cell office:value-type="string">
            <text:p>SHRYRXYRX9L72R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1287</text:p>
          </table:table-cell>
          <table:table-cell office:value-type="string">
            <text:p>SDM4GX58G22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1289</text:p>
          </table:table-cell>
          <table:table-cell office:value-type="string">
            <text:p>SHX5PW6V3MX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1290</text:p>
          </table:table-cell>
          <table:table-cell office:value-type="string">
            <text:p>SD06W41R2XN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1291</text:p>
          </table:table-cell>
          <table:table-cell office:value-type="string">
            <text:p>SJKP90J3YMR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1293</text:p>
          </table:table-cell>
          <table:table-cell office:value-type="string">
            <text:p>SHPHXY70X19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1294</text:p>
          </table:table-cell>
          <table:table-cell office:value-type="string">
            <text:p>SJ50J2MF6CG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1295</text:p>
          </table:table-cell>
          <table:table-cell office:value-type="string">
            <text:p>SL6Q961295P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1296</text:p>
          </table:table-cell>
          <table:table-cell office:value-type="string">
            <text:p>SH969JNHJQW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1300</text:p>
          </table:table-cell>
          <table:table-cell office:value-type="string">
            <text:p>SFV54H1X7PL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1302</text:p>
          </table:table-cell>
          <table:table-cell office:value-type="string">
            <text:p>SGCP2H36VFV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1328</text:p>
          </table:table-cell>
          <table:table-cell office:value-type="string">
            <text:p>SGD403VM62C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SE (S3) 2022</text:p>
          </table:table-cell>
          <table:table-cell office:value-type="string">
            <text:p>P0572170</text:p>
          </table:table-cell>
          <table:table-cell office:value-type="string">
            <text:p>SJVTG03XVHJ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5</text:p>
          </table:table-cell>
          <table:table-cell office:value-type="string">
            <text:p>P0579931</text:p>
          </table:table-cell>
          <table:table-cell office:value-type="string">
            <text:p>SL02PYTCGQX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6e</text:p>
          </table:table-cell>
          <table:table-cell office:value-type="string">
            <text:p>P0586919</text:p>
          </table:table-cell>
          <table:table-cell office:value-type="string">
            <text:p>SCF4NQC6CJD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6e</text:p>
          </table:table-cell>
          <table:table-cell office:value-type="string">
            <text:p>P0586920</text:p>
          </table:table-cell>
          <table:table-cell office:value-type="string">
            <text:p>SFP297W4NW3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6e</text:p>
          </table:table-cell>
          <table:table-cell office:value-type="string">
            <text:p>P0586921</text:p>
          </table:table-cell>
          <table:table-cell office:value-type="string">
            <text:p>M72G46K3J5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7</text:p>
          </table:table-cell>
          <table:table-cell office:value-type="string">
            <text:p>P0611607</text:p>
          </table:table-cell>
          <table:table-cell office:value-type="string">
            <text:p>SH3WGJXV4Y7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hone</text:p>
          </table:table-cell>
          <table:table-cell office:value-type="string">
            <text:p>Iphone 17</text:p>
          </table:table-cell>
          <table:table-cell office:value-type="string">
            <text:p>P0611608</text:p>
          </table:table-cell>
          <table:table-cell office:value-type="string">
            <text:p>GXNWV7GWX1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  <table:table-row>
          <table:table-cell office:value-type="string">
            <text:p>iPad</text:p>
          </table:table-cell>
          <table:table-cell office:value-type="string">
            <text:p>Ipad Air</text:p>
          </table:table-cell>
          <table:table-cell office:value-type="string">
            <text:p>P5566987</text:p>
          </table:table-cell>
          <table:table-cell office:value-type="string">
            <text:p>JKLHGFDS34R</text:p>
          </table:table-cell>
          <table:table-cell office:value-type="string">
            <text:p>Wolfgang Marz</text:p>
          </table:table-cell>
          <table:table-cell office:value-type="string">
            <text:p>Nedin Bedzeti</text:p>
          </table:table-cell>
          <table:table-cell office:value-type="string">
            <text:p>g25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